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TablePreview1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lvi Nastaleeq" svg:font-family="'Alvi Nastaleeq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loext:decorative="false"/>
    </style:style>
    <style:style style:name="co1" style:family="table-column">
      <style:table-column-properties style:column-width="55.561cm" style:use-optimal-column-width="false"/>
    </style:style>
    <style:style style:name="co2" style:family="table-column">
      <style:table-column-properties style:column-width="60.84cm" style:use-optimal-column-width="false"/>
    </style:style>
    <style:style style:name="co3" style:family="table-column">
      <style:table-column-properties style:column-width="4.126cm" style:use-optimal-column-width="false"/>
    </style:style>
    <style:style style:name="co4" style:family="table-column">
      <style:table-column-properties style:column-width="124.553cm" style:use-optimal-column-width="false"/>
    </style:style>
    <style:style style:name="co5" style:family="table-column">
      <style:table-column-properties style:column-width="119.791cm" style:use-optimal-column-width="false"/>
    </style:style>
    <style:style style:name="ro1" style:family="table-row">
      <style:table-row-properties style:row-height="28.536cm" style:use-optimal-row-height="false"/>
    </style:style>
    <style:style style:name="ce1" style:family="table-cell">
      <loext:graphic-properties draw:textarea-vertical-align="middle" style:writing-mode="rl-tb"/>
      <style:paragraph-properties fo:text-align="center" fo:border="0.43pt solid #000000" style:text-autospace="none" style:writing-mode="rl-tb"/>
      <style:text-properties style:font-name="Alvi Nastaleeq" fo:font-size="200pt" fo:font-weight="bold" style:font-name-asian="Liberation Sans1" style:font-size-asian="200pt" style:font-weight-asian="bold" style:font-name-complex="Alvi Nastaleeq" style:font-size-complex="200pt" style:font-weight-complex="bold"/>
    </style:style>
    <style:style style:name="ce2" style:family="table-cell">
      <loext:graphic-properties draw:textarea-vertical-align="middle"/>
      <style:paragraph-properties fo:text-align="center" fo:border="0.43pt solid #000000" style:text-autospace="none"/>
      <style:text-properties style:font-name="Liberation Sans1" fo:font-size="200pt" style:font-name-asian="Liberation Sans1" style:font-size-asian="200pt" style:font-name-complex="Liberation Sans1" style:font-size-complex="200pt"/>
    </style:style>
    <style:style style:name="ce3" style:family="table-cell">
      <loext:graphic-properties draw:textarea-vertical-align="middle"/>
      <style:paragraph-properties fo:text-align="center" fo:border="0.43pt solid #000000" style:text-autospace="none"/>
      <style:text-properties style:font-name="Tahoma" fo:font-size="180pt" fo:font-weight="normal" style:font-size-asian="180pt" style:font-weight-asian="normal" style:font-size-complex="180pt" style:font-weight-complex="normal"/>
    </style:style>
    <style:style style:name="ce4" style:family="table-cell">
      <loext:graphic-properties draw:textarea-vertical-align="middle"/>
      <style:paragraph-properties fo:text-align="center" fo:border="0.43pt solid #000000" style:text-autospace="none"/>
      <style:text-properties style:font-name="Tahoma" fo:font-size="180pt" fo:font-weight="normal" style:font-name-asian="Liberation Sans1" style:font-size-asian="180pt" style:font-weight-asian="normal" style:font-name-complex="Liberation Sans1" style:font-size-complex="180pt" style:font-weight-complex="normal"/>
    </style:style>
    <style:style style:name="ce5" style:family="table-cell">
      <loext:graphic-properties draw:textarea-vertical-align="middle" style:writing-mode="rl-tb"/>
      <style:paragraph-properties fo:text-align="center" fo:border="0.43pt solid #000000" style:text-autospace="none" style:writing-mode="rl-tb"/>
      <style:text-properties style:font-name="Alvi Nastaleeq" fo:font-size="200pt" style:font-name-asian="Liberation Sans1" style:font-size-asian="200pt" style:font-name-complex="Alvi Nastaleeq" style:font-size-complex="200pt"/>
    </style:style>
    <style:style style:name="ce6" style:family="table-cell">
      <loext:graphic-properties draw:textarea-vertical-align="middle" style:writing-mode="rl-tb"/>
      <style:paragraph-properties fo:text-align="justify" fo:border="0.43pt solid #000000" style:text-autospace="none" style:writing-mode="rl-tb"/>
      <style:text-properties style:font-name="Alvi Nastaleeq" fo:font-size="200pt" style:font-name-asian="Liberation Sans1" style:font-size-asian="200pt" style:font-name-complex="Alvi Nastaleeq" style:font-size-complex="200pt"/>
    </style:style>
    <style:style style:name="ce7" style:family="table-cell">
      <loext:graphic-properties draw:textarea-vertical-align="middle"/>
      <style:paragraph-properties fo:text-align="end" fo:border="0.43pt solid #000000" style:text-autospace="none"/>
      <style:text-properties style:font-name="Liberation Sans1" fo:font-size="200pt" style:font-name-asian="Liberation Sans1" style:font-size-asian="200pt" style:font-name-complex="Liberation Sans1" style:font-size-complex="200pt"/>
    </style:style>
    <style:style style:name="P1" style:family="paragraph">
      <style:paragraph-properties fo:text-align="center" style:text-autospace="none" style:writing-mode="rl-tb"/>
      <style:text-properties style:font-name="Alvi Nastaleeq" fo:font-size="200pt" fo:font-weight="bold" style:font-name-asian="Liberation Sans1" style:font-size-asian="200pt" style:font-weight-asian="bold" style:font-name-complex="Alvi Nastaleeq" style:font-size-complex="200pt" style:font-weight-complex="bold"/>
    </style:style>
    <style:style style:name="P2" style:family="paragraph">
      <style:paragraph-properties fo:text-align="center" style:text-autospace="none"/>
      <style:text-properties style:font-name="Tahoma" fo:font-size="180pt" fo:font-weight="normal" style:font-size-asian="180pt" style:font-weight-asian="normal" style:font-size-complex="180pt" style:font-weight-complex="normal"/>
    </style:style>
    <style:style style:name="P3" style:family="paragraph">
      <style:paragraph-properties fo:text-align="center" style:text-autospace="none"/>
      <style:text-properties style:font-name="Tahoma" fo:font-size="180pt" fo:font-weight="normal" style:font-name-asian="Liberation Sans1" style:font-size-asian="180pt" style:font-weight-asian="normal" style:font-name-complex="Liberation Sans1" style:font-size-complex="180pt" style:font-weight-complex="normal"/>
    </style:style>
    <style:style style:name="P4" style:family="paragraph">
      <style:paragraph-properties fo:text-align="center" style:text-autospace="none" style:writing-mode="rl-tb"/>
      <style:text-properties style:font-name="Alvi Nastaleeq" fo:font-size="200pt" style:font-name-asian="Liberation Sans1" style:font-size-asian="200pt" style:font-name-complex="Alvi Nastaleeq" style:font-size-complex="200pt"/>
    </style:style>
    <style:style style:name="P5" style:family="paragraph">
      <style:paragraph-properties fo:text-align="justify" style:text-autospace="none" style:writing-mode="rl-tb"/>
      <style:text-properties style:font-name="Alvi Nastaleeq" fo:font-size="200pt" style:font-name-asian="Liberation Sans1" style:font-size-asian="200pt" style:font-name-complex="Alvi Nastaleeq" style:font-size-complex="200pt"/>
    </style:style>
    <style:style style:name="P6" style:family="paragraph">
      <style:paragraph-properties fo:text-align="end" style:text-autospace="none"/>
      <style:text-properties style:font-name="Liberation Sans1" fo:font-size="200pt" style:font-name-asian="Liberation Sans1" style:font-size-asian="200pt" style:font-name-complex="Liberation Sans1" style:font-size-complex="200pt"/>
    </style:style>
    <style:style style:name="T1" style:family="text">
      <style:text-properties style:font-name="Alvi Nastaleeq" fo:font-size="200pt" fo:font-weight="bold" style:font-name-asian="Liberation Sans1" style:font-size-asian="200pt" style:font-weight-asian="bold" style:font-name-complex="Alvi Nastaleeq" style:font-size-complex="200pt" style:font-weight-complex="bold"/>
    </style:style>
    <style:style style:name="T2" style:family="text">
      <style:text-properties style:font-name="Tahoma" fo:font-size="180pt" fo:font-weight="normal" style:font-size-asian="180pt" style:font-weight-asian="normal" style:font-size-complex="180pt" style:font-weight-complex="normal"/>
    </style:style>
    <style:style style:name="T3" style:family="text">
      <style:text-properties style:font-name="Tahoma" fo:font-size="180pt" fo:font-weight="normal" style:font-name-asian="Liberation Sans1" style:font-size-asian="180pt" style:font-weight-asian="normal" style:font-name-complex="Liberation Sans1" style:font-size-complex="180pt" style:font-weight-complex="normal"/>
    </style:style>
    <style:style style:name="T4" style:family="text">
      <style:text-properties style:font-name="Alvi Nastaleeq" fo:font-size="200pt" style:font-name-asian="Liberation Sans1" style:font-size-asian="200pt" style:font-name-complex="Alvi Nastaleeq" style:font-size-complex="200pt"/>
    </style:style>
    <style:style style:name="T5" style:family="text">
      <style:text-properties style:font-name="Liberation Sans1" fo:font-size="200pt" style:font-name-asian="Liberation Sans1" style:font-size-asian="200pt" style:font-name-complex="Liberation Sans1" style:font-size-complex="20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364.87cm" svg:height="256.823cm" svg:x="0cm" svg:y="0cm">
          <table:table table:template-name="black-gray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1">
              <table:table-cell>
                <text:p text:style-name="P1"><text:span text:style-name="T1">اللہ کا دین بچانے،</text:span><text:span text:style-name="T1"><text:line-break/></text:span><text:span text:style-name="T1">آیا ہے رن میں نبھانے ،بابا کا وعدہ</text:span><text:span text:style-name="T1"><text:line-break/></text:span><text:span text:style-name="T1">قاسم شہزادہ</text:span></text:p>
              </table:table-cell>
              <table:table-cell>
                <text:p text:style-name="P1"><text:span text:style-name="T1">شہزادہ شہزادہ میرا قاسم شہزادہ</text:span></text:p>
              </table:table-cell>
              <table:table-cell table:style-name="ce2"/>
              <table:table-cell table:style-name="ce3">
                <text:p text:style-name="P2"><text:span text:style-name="T2">Shehzada Shehzada, mera Qasim Shehzada</text:span></text:p>
              </table:table-cell>
              <table:table-cell table:style-name="ce4">
                <text:p text:style-name="P3"><text:span text:style-name="T3">Allah ka deen bachane,</text:span><text:span text:style-name="T3"><text:line-break/></text:span><text:span text:style-name="T3">Aaya hai ran mein nibhane, baba ka wada</text:span><text:span text:style-name="T3"><text:line-break/></text:span><text:span text:style-name="T3">Qasim Shehzada</text:span></text:p>
              </table:table-cell>
            </table:table-row>
            <table:table-row table:style-name="ro1" table:default-cell-style-name="ce4">
              <table:table-cell table:style-name="ce5">
                <text:p text:style-name="P4"><text:span text:style-name="T4">اللہ کا دین بچانے،</text:span><text:span text:style-name="T4"><text:line-break/></text:span><text:span text:style-name="T4">آیا ہے رن میں نبھانے ،بابا کا وعدہ</text:span><text:span text:style-name="T4"><text:line-break/></text:span><text:span text:style-name="T4">قاسم شہزادہ</text:span></text:p>
              </table:table-cell>
              <table:table-cell table:style-name="ce6">
                <text:p text:style-name="P5"><text:span text:style-name="T4">ہے اس کی جوانی، شبر کی جوانی</text:span><text:span text:style-name="T4"><text:line-break/></text:span><text:span text:style-name="T4"> پتھر کے کلیجے، ہو جائیں گے پانی</text:span></text:p>
              </table:table-cell>
              <table:table-cell table:style-name="ce7">
                <text:p text:style-name="P6"><text:span text:style-name="T5">1</text:span></text:p>
              </table:table-cell>
              <table:table-cell>
                <text:p text:style-name="P3"><text:span text:style-name="T3">Hai is ki jawani, Shabbar ki jawani</text:span><text:span text:style-name="T3"><text:line-break/></text:span><text:span text:style-name="T3">Pathhar ke kaleje, ho jayenge pani</text:span></text:p>
              </table:table-cell>
              <table:table-cell>
                <text:p text:style-name="P3"><text:span text:style-name="T3">Allah ka deen bachane,</text:span><text:span text:style-name="T3"><text:line-break/></text:span><text:span text:style-name="T3">Aaya hai ran mein nibhane, baba ka wada</text:span><text:span text:style-name="T3"><text:line-break/></text:span><text:span text:style-name="T3">Qasim Shehzada</text:span></text:p>
              </table:table-cell>
            </table:table-row>
            <table:table-row table:style-name="ro1" table:default-cell-style-name="ce4">
              <table:table-cell table:style-name="ce5">
                <text:p text:style-name="P4"><text:span text:style-name="T4">اللہ کا دین بچانے،</text:span><text:span text:style-name="T4"><text:line-break/></text:span><text:span text:style-name="T4">آیا ہے رن میں نبھانے ،بابا کا وعدہ</text:span><text:span text:style-name="T4"><text:line-break/></text:span><text:span text:style-name="T4">قاسم شہزادہ</text:span></text:p>
              </table:table-cell>
              <table:table-cell table:style-name="ce6">
                <text:p text:style-name="P5"><text:span text:style-name="T4">ہے اِس کی رگون میں، خونِ <text:s/>ابو طالب</text:span><text:span text:style-name="T4"><text:line-break/></text:span><text:span text:style-name="T4"> یہ شیر رہے گا، ہر ایک پے غالب</text:span></text:p>
              </table:table-cell>
              <table:table-cell table:style-name="ce7">
                <text:p text:style-name="P6"><text:span text:style-name="T5">2</text:span></text:p>
              </table:table-cell>
              <table:table-cell>
                <text:p text:style-name="P3"><text:span text:style-name="T3">Hai is ki ragon mein khun-e-Abutalib</text:span><text:span text:style-name="T3"><text:line-break/></text:span><text:span text:style-name="T3">Ye sher rahega har ek pe ghalib </text:span></text:p>
              </table:table-cell>
              <table:table-cell>
                <text:p text:style-name="P3"><text:span text:style-name="T3">Allah ka deen bachane, </text:span><text:span text:style-name="T3"><text:line-break/></text:span><text:span text:style-name="T3">Aaya hai ran mein nibhane, baba ka wada </text:span><text:span text:style-name="T3"><text:line-break/></text:span><text:span text:style-name="T3">Qasim Shehzada</text:span></text:p>
              </table:table-cell>
            </table:table-row>
            <table:table-row table:style-name="ro1" table:default-cell-style-name="ce4">
              <table:table-cell table:style-name="ce5">
                <text:p text:style-name="P4"><text:span text:style-name="T4">اللہ کا دین بچانے،</text:span><text:span text:style-name="T4"><text:line-break/></text:span><text:span text:style-name="T4">آیا ہے رن میں نبھانے ،بابا کا وعدہ</text:span><text:span text:style-name="T4"><text:line-break/></text:span><text:span text:style-name="T4">قاسم شہزادہ</text:span></text:p>
              </table:table-cell>
              <table:table-cell table:style-name="ce6">
                <text:p text:style-name="P5"><text:span text:style-name="T4">بنا رات کو دلہہ، گیا صبح کو مارا</text:span><text:span text:style-name="T4"><text:line-break/></text:span><text:span text:style-name="T4"> حسنین کا پیارا، فروا کا دلارا</text:span></text:p>
              </table:table-cell>
              <table:table-cell table:style-name="ce7">
                <text:p text:style-name="P6"><text:span text:style-name="T5">3</text:span></text:p>
              </table:table-cell>
              <table:table-cell>
                <text:p text:style-name="P3"><text:span text:style-name="T3">Bana raat ko dulha, gaya subha ko maara</text:span><text:span text:style-name="T3"><text:line-break/></text:span><text:span text:style-name="T3">Hasnain ka pyara, farwa ka dulara</text:span></text:p>
              </table:table-cell>
              <table:table-cell>
                <text:p text:style-name="P3"><text:span text:style-name="T3">Allah ka deen bachane, </text:span><text:span text:style-name="T3"><text:line-break/></text:span><text:span text:style-name="T3">Aaya hai ran mein nibhane, baba ka wada </text:span><text:span text:style-name="T3"><text:line-break/></text:span><text:span text:style-name="T3">Qasim Shehzada</text:span></text:p>
              </table:table-cell>
            </table:table-row>
            <table:table-row table:style-name="ro1" table:default-cell-style-name="ce4">
              <table:table-cell table:style-name="ce5">
                <text:p text:style-name="P4"><text:span text:style-name="T4">اللہ کا دین بچانے،</text:span><text:span text:style-name="T4"><text:line-break/></text:span><text:span text:style-name="T4">آیا ہے رن میں نبھانے ،بابا کا وعدہ</text:span><text:span text:style-name="T4"><text:line-break/></text:span><text:span text:style-name="T4">قاسم شہزادہ</text:span></text:p>
              </table:table-cell>
              <table:table-cell table:style-name="ce6">
                <text:p text:style-name="P5"><text:span text:style-name="T4">بہنوں کی دعا کا، ہے سر پر سایا</text:span><text:span text:style-name="T4"><text:line-break/></text:span><text:span text:style-name="T4"> یہ فوج ِ عدو کا، کر دے گا صفایا</text:span></text:p>
              </table:table-cell>
              <table:table-cell table:style-name="ce7">
                <text:p text:style-name="P6"><text:span text:style-name="T5">4</text:span></text:p>
              </table:table-cell>
              <table:table-cell>
                <text:p text:style-name="P3"><text:span text:style-name="T3">Behno ki dua ka, hai sar per saaya</text:span><text:span text:style-name="T3"><text:line-break/></text:span><text:span text:style-name="T3">Yeh fauj-e-adu ka, kar dega safaya</text:span></text:p>
              </table:table-cell>
              <table:table-cell>
                <text:p text:style-name="P3"><text:span text:style-name="T3">Allah ka deen bachane, </text:span><text:span text:style-name="T3"><text:line-break/></text:span><text:span text:style-name="T3">Aaya hai ran mein nibhane, baba ka wada </text:span><text:span text:style-name="T3"><text:line-break/></text:span><text:span text:style-name="T3">Qasim Shehzada</text:span></text:p>
              </table:table-cell>
            </table:table-row>
            <table:table-row table:style-name="ro1" table:default-cell-style-name="ce4">
              <table:table-cell table:style-name="ce5">
                <text:p text:style-name="P4"><text:span text:style-name="T4">اللہ کا دین بچانے،</text:span><text:span text:style-name="T4"><text:line-break/></text:span><text:span text:style-name="T4">آیا ہے رن میں نبھانے ،بابا کا وعدہ</text:span><text:span text:style-name="T4"><text:line-break/></text:span><text:span text:style-name="T4">قاسم شہزادہ</text:span></text:p>
              </table:table-cell>
              <table:table-cell table:style-name="ce6">
                <text:p text:style-name="P5"><text:span text:style-name="T4">پوتا ہے علی کا، بیٹا ہے حسن کا</text:span><text:span text:style-name="T4"><text:line-break/></text:span><text:span text:style-name="T4"> اور خاکِ شفاء ہے ،نام اِس کے کفن کا</text:span></text:p>
              </table:table-cell>
              <table:table-cell table:style-name="ce7">
                <text:p text:style-name="P6"><text:span text:style-name="T5">5</text:span></text:p>
              </table:table-cell>
              <table:table-cell>
                <text:p text:style-name="P3"><text:span text:style-name="T3">Pota hai Ali ka, beta hai Hasan ka</text:span><text:span text:style-name="T3"><text:line-break/></text:span><text:span text:style-name="T3">Aur khaak-e-shifa hai, naam is ke kafan ka</text:span></text:p>
              </table:table-cell>
              <table:table-cell>
                <text:p text:style-name="P3"><text:span text:style-name="T3">Allah ka deen bachane, </text:span><text:span text:style-name="T3"><text:line-break/></text:span><text:span text:style-name="T3">Aaya hai ran mein nibhane, baba ka wada </text:span><text:span text:style-name="T3"><text:line-break/></text:span><text:span text:style-name="T3">Qasim Shehzada</text:span></text:p>
              </table:table-cell>
            </table:table-row>
            <table:table-row table:style-name="ro1" table:default-cell-style-name="ce4">
              <table:table-cell table:style-name="ce5">
                <text:p text:style-name="P4"><text:span text:style-name="T4">اللہ کا دین بچانے،</text:span><text:span text:style-name="T4"><text:line-break/></text:span><text:span text:style-name="T4">آیا ہے رن میں نبھانے ،بابا کا وعدہ</text:span><text:span text:style-name="T4"><text:line-break/></text:span><text:span text:style-name="T4">قاسم شہزادہ</text:span></text:p>
              </table:table-cell>
              <table:table-cell table:style-name="ce6">
                <text:p text:style-name="P5"><text:span text:style-name="T4">رنگین بنا دی، تصویر وفا کی</text:span><text:span text:style-name="T4"><text:line-break/></text:span><text:span text:style-name="T4"> ہاتھوں پر لگا کر، خود خون کی مہندی</text:span></text:p>
              </table:table-cell>
              <table:table-cell table:style-name="ce7">
                <text:p text:style-name="P6"><text:span text:style-name="T5">6</text:span></text:p>
              </table:table-cell>
              <table:table-cell>
                <text:p text:style-name="P3"><text:span text:style-name="T3">Rangeen bana di, tasweer wafa ki</text:span><text:span text:style-name="T3"><text:line-break/></text:span><text:span text:style-name="T3">Hathon per laga kar, khud khoon ki mehendi</text:span></text:p>
              </table:table-cell>
              <table:table-cell>
                <text:p text:style-name="P3"><text:span text:style-name="T3">Allah ka deen bachane, </text:span><text:span text:style-name="T3"><text:line-break/></text:span><text:span text:style-name="T3">Aaya hai ran mein nibhane, baba ka wada </text:span><text:span text:style-name="T3"><text:line-break/></text:span><text:span text:style-name="T3">Qasim Shehzada</text:span></text:p>
              </table:table-cell>
            </table:table-row>
            <table:table-row table:style-name="ro1" table:default-cell-style-name="ce4">
              <table:table-cell table:style-name="ce5">
                <text:p text:style-name="P4"><text:span text:style-name="T4">اللہ کا دین بچانے،</text:span><text:span text:style-name="T4"><text:line-break/></text:span><text:span text:style-name="T4">آیا ہے رن میں نبھانے ،بابا کا وعدہ</text:span><text:span text:style-name="T4"><text:line-break/></text:span><text:span text:style-name="T4">قاسم شہزادہ</text:span></text:p>
              </table:table-cell>
              <table:table-cell table:style-name="ce6">
                <text:p text:style-name="P5"><text:span text:style-name="T4">یون دشتِ بلا میں، برپا ہوئی شادی</text:span><text:span text:style-name="T4"><text:line-break/></text:span><text:span text:style-name="T4"> دلہہ بھی پیاسا ،بارات بھی پیاسی</text:span></text:p>
              </table:table-cell>
              <table:table-cell table:style-name="ce7">
                <text:p text:style-name="P6"><text:span text:style-name="T5">7</text:span></text:p>
              </table:table-cell>
              <table:table-cell>
                <text:p text:style-name="P3"><text:span text:style-name="T3">Yun dasht-e-bala mein, barpa huyi shadi</text:span><text:span text:style-name="T3"><text:line-break/></text:span><text:span text:style-name="T3">Dulha bhi pyaasa. baraat bhi pyaasi</text:span></text:p>
              </table:table-cell>
              <table:table-cell>
                <text:p text:style-name="P3"><text:span text:style-name="T3">Allah ka deen bachane, </text:span><text:span text:style-name="T3"><text:line-break/></text:span><text:span text:style-name="T3">Aaya hai ran mein nibhane, baba ka wada </text:span><text:span text:style-name="T3"><text:line-break/></text:span><text:span text:style-name="T3">Qasim Shehzada</text:span></text:p>
              </table:table-cell>
            </table:table-row>
            <table:table-row table:style-name="ro1" table:default-cell-style-name="ce4">
              <table:table-cell table:style-name="ce5">
                <text:p text:style-name="P4"><text:span text:style-name="T4">اللہ کا دین بچانے،</text:span><text:span text:style-name="T4"><text:line-break/></text:span><text:span text:style-name="T4">آیا ہے رن میں نبھانے ،بابا کا وعدہ</text:span><text:span text:style-name="T4"><text:line-break/></text:span><text:span text:style-name="T4">قاسم شہزادہ</text:span></text:p>
              </table:table-cell>
              <table:table-cell table:style-name="ce6">
                <text:p text:style-name="P5"><text:span text:style-name="T4">جان دے کر گوہر، اسلام بچایا</text:span><text:span text:style-name="T4"><text:line-break/></text:span><text:span text:style-name="T4"> بیٹے نے حسن کے، وعدے کو نبھایا</text:span></text:p>
              </table:table-cell>
              <table:table-cell table:style-name="ce7">
                <text:p text:style-name="P6"><text:span text:style-name="T5">8</text:span></text:p>
              </table:table-cell>
              <table:table-cell>
                <text:p text:style-name="P3"><text:span text:style-name="T3">Jaan dekar Gauhar, islam bachaya</text:span><text:span text:style-name="T3"><text:line-break/></text:span><text:span text:style-name="T3">Bete ne Hasan ke, waade ko nibhaya</text:span></text:p>
              </table:table-cell>
              <table:table-cell>
                <text:p text:style-name="P3"><text:span text:style-name="T3">Allah ka deen bachane, </text:span><text:span text:style-name="T3"><text:line-break/></text:span><text:span text:style-name="T3">Aaya hai ran mein nibhane, baba ka wada </text:span><text:span text:style-name="T3"><text:line-break/></text:span><text:span text:style-name="T3">Qasim Shehzada</text:span></text:p>
              </table:table-cell>
            </table:table-row>
          </table:table>
          <draw:image xlink:href="Pictures/TablePreview1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lvi Nastaleeq" svg:font-family="'Alvi Nastaleeq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Segoe UI" style:font-size-asian="24pt" style:language-asian="zh" style:country-asian="CN" style:font-name-complex="Tahoma1" style:font-size-complex="24pt" style:language-complex="ar" style:country-complex="SA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Tahoma1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lack-with-border" style:family="table-cell" style:parent-style-name="default">
      <loext:graphic-properties draw:fill="solid" draw:fill-color="#000000"/>
      <style:paragraph-properties fo:border="0.28pt solid #666666"/>
      <style:text-properties fo:color="#ffffff" loext:opacity="100%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Tahoma1" style:font-family-complex="Tahoma" style:font-family-generic-complex="system" style:font-pitch-complex="variable" style:font-size-complex="18pt"/>
    </style:style>
    <style:style style:name="gray-with-border" style:family="table-cell" style:parent-style-name="default">
      <loext:graphic-properties draw:fill="solid" draw:fill-color="#cccccc"/>
      <style:paragraph-properties fo:border="0.28pt solid #666666"/>
    </style:style>
    <style:style style:name="white-with-border" style:family="table-cell" style:parent-style-name="default">
      <loext:graphic-properties draw:fill="solid" draw:fill-color="#ffffff"/>
      <style:paragraph-properties fo:border="0.28pt solid #666666"/>
    </style:style>
    <table:table-template table:name="black-gray">
      <table:first-row table:style-name="black-with-border"/>
      <table:last-row table:style-name="black-with-border"/>
      <table:first-column table:style-name="black-with-border"/>
      <table:last-column table:style-name="black-with-border"/>
      <table:body table:style-name="white-with-border"/>
      <table:odd-rows table:style-name="gray-with-border"/>
      <table:odd-columns table:style-name="gray-with-border"/>
    </table:table-template>
  </office:styles>
  <office:automatic-styles>
    <style:page-layout style:name="PM0">
      <style:page-layout-properties fo:margin-top="0cm" fo:margin-bottom="0cm" fo:margin-left="0cm" fo:margin-right="0cm" fo:page-width="364.87cm" fo:page-height="256.8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06-13T04:50:02.762387600</meta:creation-date>
    <dc:date>2025-06-15T15:12:40.533335800</dc:date>
    <meta:editing-duration>PT47M5S</meta:editing-duration>
    <meta:editing-cycles>13</meta:editing-cycles>
    <meta:generator>LibreOffice/25.2.4.3$Windows_X86_64 LibreOffice_project/33e196637044ead23f5c3226cde09b47731f7e27</meta:generator>
    <meta:document-statistic meta:object-count="1"/>
  </office:meta>
</office:document-meta>
</file>